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rimson Text1" svg:font-family="'Crimson Text'" style:font-adornments="Grassetto" style:font-pitch="variable"/>
    <style:font-face style:name="Crimson Text" svg:font-family="'Crimson Text'"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33d9a3"/>
    </style:style>
    <style:style style:name="P2" style:family="paragraph" style:parent-style-name="Text_20_body">
      <style:text-properties officeooo:rsid="00295e72" officeooo:paragraph-rsid="0033d9a3"/>
    </style:style>
    <style:style style:name="P3" style:family="paragraph" style:parent-style-name="Text_20_body">
      <style:text-properties officeooo:paragraph-rsid="00334605"/>
    </style:style>
    <style:style style:name="P4" style:family="paragraph" style:parent-style-name="Title">
      <style:text-properties officeooo:rsid="004ac6f1" officeooo:paragraph-rsid="004ac6f1"/>
    </style:style>
    <style:style style:name="P5" style:family="paragraph" style:parent-style-name="Table_20_Contents">
      <style:text-properties officeooo:rsid="004ac6f1" officeooo:paragraph-rsid="004ac6f1"/>
    </style:style>
    <style:style style:name="P6" style:family="paragraph" style:parent-style-name="Table_20_Contents">
      <style:text-properties fo:font-weight="normal" officeooo:rsid="004ac6f1" officeooo:paragraph-rsid="004ac6f1" style:font-weight-asian="normal" style:font-weight-complex="normal"/>
    </style:style>
    <style:style style:name="P7" style:family="paragraph" style:parent-style-name="Heading_20_2">
      <style:text-properties officeooo:rsid="004ac6f1" officeooo:paragraph-rsid="004ac6f1"/>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officeooo:rsid="00350469" style:font-weight-asian="normal" style:font-weight-complex="normal"/>
    </style:style>
    <style:style style:name="T2" style:family="text">
      <style:text-properties fo:font-style="italic"/>
    </style:style>
    <style:style style:name="T3" style:family="text">
      <style:text-properties officeooo:rsid="004ac6f1"/>
    </style:style>
    <style:style style:name="T4" style:family="text">
      <style:text-properties officeooo:rsid="004ef0be"/>
    </style:style>
    <style:style style:name="T5" style:family="text">
      <style:text-properties officeooo:rsid="00508ed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table-of-content-entry-template>
          <text:table-of-content-entry-template text:outline-level="2" text:style-name="Contents_20_2">
            <text:index-entry-link-start text:style-name="Index_20_Link"/>
            <text:index-entry-text/>
            <text:index-entry-tab-stop style:type="right" style:leader-char="."/>
            <text:index-entry-link-end/>
          </text:table-of-content-entry-template>
          <text:table-of-content-entry-template text:outline-level="3" text:style-name="Contents_20_3">
            <text:index-entry-link-start text:style-name="Index_20_Link"/>
            <text:index-entry-text/>
            <text:index-entry-tab-stop style:type="right" style:leader-char="."/>
            <text:index-entry-link-end/>
          </text:table-of-content-entry-template>
          <text:table-of-content-entry-template text:outline-level="4" text:style-name="Contents_20_4">
            <text:index-entry-link-start text:style-name="Index_20_Link"/>
            <text:index-entry-text/>
            <text:index-entry-tab-stop style:type="right" style:leader-char="."/>
            <text:index-entry-link-end/>
          </text:table-of-content-entry-template>
          <text:table-of-content-entry-template text:outline-level="5" text:style-name="Contents_20_5">
            <text:index-entry-link-start text:style-name="Index_20_Link"/>
            <text:index-entry-text/>
            <text:index-entry-tab-stop style:type="right" style:leader-char="."/>
            <text:index-entry-link-end/>
          </text:table-of-content-entry-template>
          <text:table-of-content-entry-template text:outline-level="6" text:style-name="Contents_20_6">
            <text:index-entry-link-start text:style-name="Index_20_Link"/>
            <text:index-entry-text/>
            <text:index-entry-tab-stop style:type="right" style:leader-char="."/>
            <text:index-entry-link-end/>
          </text:table-of-content-entry-template>
          <text:table-of-content-entry-template text:outline-level="7" text:style-name="Contents_20_7">
            <text:index-entry-link-start text:style-name="Index_20_Link"/>
            <text:index-entry-text/>
            <text:index-entry-tab-stop style:type="right" style:leader-char="."/>
            <text:index-entry-link-end/>
          </text:table-of-content-entry-template>
          <text:table-of-content-entry-template text:outline-level="8" text:style-name="Contents_20_8">
            <text:index-entry-link-start text:style-name="Index_20_Link"/>
            <text:index-entry-text/>
            <text:index-entry-tab-stop style:type="right" style:leader-char="."/>
            <text:index-entry-link-end/>
          </text:table-of-content-entry-template>
          <text:table-of-content-entry-template text:outline-level="9" text:style-name="Contents_20_9">
            <text:index-entry-link-start text:style-name="Index_20_Link"/>
            <text:index-entry-text/>
            <text:index-entry-tab-stop style:type="right" style:leader-char="."/>
            <text:index-entry-link-end/>
          </text:table-of-content-entry-template>
          <text:table-of-content-entry-template text:outline-level="10" text:style-name="Contents_20_10">
            <text:index-entry-link-start text:style-name="Index_20_Link"/>
            <text:index-entry-text/>
            <text:index-entry-tab-stop style:type="right" style:leader-char="."/>
            <text:index-entry-link-end/>
          </text:table-of-content-entry-template>
        </text:table-of-content-source>
        <text:index-body>
          <text:index-title text:style-name="Sect1" text:name="Indice generale1_Head">
            <text:p text:style-name="Contents_20_Heading">Indice</text:p>
          </text:index-title>
          <text:p text:style-name="P8"><text:a xlink:type="simple" xlink:href="#__RefHeading___Toc317_4210624122" text:style-name="Index_20_Link" text:visited-style-name="Index_20_Link">An example title<text:tab/></text:a></text:p>
          <text:p text:style-name="P8"><text:a xlink:type="simple" xlink:href="#__RefHeading___Toc319_4210624122" text:style-name="Index_20_Link" text:visited-style-name="Index_20_Link">Another example title<text:tab/></text:a></text:p>
        </text:index-body>
      </text:table-of-content>
      <text:p text:style-name="Text_20_body"/>
      <text:p text:style-name="P4">Terms of Service <text:span text:style-name="T5">(example)</text:span></text:p>
      <text:p text:style-name="Text_20_body">L’uomo onesto in faccia al malvagio, piace generalmente (non dico a tutti) immaginarselo con la fronte alta, con lo sguardo sicuro, col petto rilevato, con lo scilinguagnolo bene sciolto. Nel fatto però, per fargli prender quell’attitudine, si richiedon molte circostanze, le quali ben di rado si riscontrano insieme. Perciò, non vi maravigliate se fra Cristoforo, col buon testimonio della sua coscienza, col sentimento fermissimo della giustizia della causa che veniva a sostenere, con un sentimento misto d’orrore e di compassione per don Rodrigo, stesse con una cert’aria di suggezione e di rispetto, alla presenza di quello stesso don Rodrigo, ch’era lì in capo di tavola, in casa sua, nel suo regno, circondato d’amici, d’omaggi, di tanti segni della sua potenza, con un viso da far morire in bocca a chi si sia una preghiera, non che un consiglio, non che una correzione, non che un rimprovero. Alla sua destra sedeva quel conte Attilio suo cugino, e, se fa bisogno di dirlo, suo collega di libertinaggio e di soverchieria, il quale era venuto da Milano a villeggiare, per alcuni giorni, con lui. A sinistra, e a un altro lato della tavola, stava, con gran rispetto, temperato però d’una certa sicurezza, e d’una certa saccenteria, il signor podestà, quel medesimo a cui, in teoria, sarebbe toccato a far giustizia a Renzo Tramaglino, e a fare star a dovere don Rodrigo, come s’è visto di sopra. In faccia al podestà, in atto d’un rispetto il più puro, il più sviscerato, sedeva il nostro dottor Azzecca-garbugli, in cappa nera, e col naso più rubicondo del solito: in faccia ai due cugini, due convitati oscuri, de’ quali la nostra storia dice soltanto che non facevano altro che mangiare, chinare il capo, sorridere e approvare ogni cosa che dicesse un commensale, e a cui un altro non contraddicesse.</text:p>
      <text:p text:style-name="Text_20_body">“Da sedere al padre,” disse don Rodrigo. Un servitore presentò una sedia, sulla quale si mise il padre Cristoforo, facendo qualche scusa al signore, d’esser venuto in ora inopportuna. “Bramerei di parlarle da solo a solo, con suo comodo, per un affare d’importanza,” soggiunse poi, con voce più sommessa, all’orecchio di don Rodrigo.</text:p>
      <text:h text:style-name="P7" text:outline-level="2"><text:bookmark-start text:name="__RefHeading___Toc317_4210624122"/>An example title<text:bookmark-end text:name="__RefHeading___Toc317_4210624122"/></text:h>
      <text:p text:style-name="P3"><text:span text:style-name="T1">“Bene, bene, parleremo;” rispose questo: “ma intanto si porti da bere al padre.”</text:span></text:p>
      <text:p text:style-name="Text_20_body">Il padre voleva schermirsi; ma don Rodrigo, alzando la voce, in mezzo al trambusto ch’era ricominciato, gridava: “no, per bacco, non mi farà questo torto; non sarà mai vero che un cappuccino <text:soft-page-break/>vada via da questa casa, senza aver gustato del mio vino, nè un creditore insolente, senza aver assaggiate le legna de’ miei boschi.” Queste parole eccitarono un riso universale, e interruppero un momento la questione che s’agitava caldamente tra i commensali. Un servitore, portando sur una sottocoppa un’ampolla di vino, e un lungo bicchiere in forma di calice, lo presentò al padre; il quale, non volendo resistere a un invito tanto pressante dell’uomo che gli premeva tanto di farsi propizio, non esitò a mescere, e si mise a sorbir lentamente il vino.</text:p>
      <text:p text:style-name="Text_20_body">“ L’autorità del Tasso non serve al suo assunto, signor podestà riverito; anzi è contro di lei; ” riprese a urlare il conte Attilio: “ perchè quell’uomo erudito, quell’uomo grande, che sapeva a menadito tutte le regole della cavalleria, ha fatto che il messo d’Argante, prima d’esporre la sfida ai cavalieri cristiani, chieda licenza al pio Buglione.... ”</text:p>
      <text:p text:style-name="Text_20_body">“ Ma questo ” replicava, non meno urlando, il podestà, “ questo è un di più, un mero di più, un ornamento poetico, giacchè il messaggiero è di sua natura inviolabile, per diritto delle genti, <text:span text:style-name="T2">jure gentium:</text:span> e, senza andar tanto a cercare, lo dice anche il proverbio: ambasciator non porta pena. E, i proverbi, signor conte, sono la sapienza del genere umano. E, non avendo il messaggiero detto nulla in suo proprio nome, ma solamente presentata la sfida in iscritto.... ”</text:p>
      <text:p text:style-name="Text_20_body">“ Ma quando vorrà capire che quel messaggiero era un asino temerario, che non conosceva le prime...?”</text:p>
      <text:p text:style-name="Text_20_body">“ Con buona licenza di lor signori, ” interruppe don Rodrigo, il quale non avrebbe voluto che la questione andasse troppo avanti: “rimettiamola nel padre Cristoforo; e si stia alla sua sentenza. ”</text:p>
      <text:p text:style-name="Text_20_body">“ Bene, benissimo, ” disse il conte Attilio, al quale parve cosa molto garbata il far decidere un punto di cavalleria da un cappuccino; mentre il podestà, più infervorato di cuore nella questione, si chetava a stento, e con un certo viso, che pareva volesse dire: ragazzate.</text:p>
      <text:p text:style-name="Text_20_body">“ Ma, da quel che mi pare d’aver capito, ” disse il padre, “ non son cose di cui io mi deva intendere. ”</text:p>
      <text:h text:style-name="P7" text:outline-level="2"><text:bookmark-start text:name="__RefHeading___Toc319_4210624122"/>Another example title<text:bookmark-end text:name="__RefHeading___Toc319_4210624122"/></text:h>
      <text:p text:style-name="P2"><text:span text:style-name="T3">An example table</text:span>:</text:p>
      <table:table table:name="Tabella1" table:style-name="Tabella1">
        <table:table-column table:style-name="Tabella1.A"/>
        <table:table-column table:style-name="Tabella1.B"/>
        <table:table-row>
          <table:table-cell table:style-name="Tabella1.A1" office:value-type="string">
            <text:p text:style-name="P6"><text:span text:style-name="Strong_20_Emphasis">Example links</text:span></text:p>
          </table:table-cell>
          <table:table-cell table:style-name="Tabella1.B1" office:value-type="string">
            <text:p text:style-name="P6"><text:span text:style-name="Strong_20_Emphasis">Action</text:span></text:p>
          </table:table-cell>
        </table:table-row>
        <table:table-row>
          <table:table-cell table:style-name="Tabella1.A2" office:value-type="string">
            <text:p text:style-name="P5"><text:a xlink:type="simple" xlink:href="https://it.wikisource.org/wiki/I_promessi_sposi_(1840)/Capitolo_V" text:style-name="Internet_20_link" text:visited-style-name="Visited_20_Internet_20_Link">What I’m reading</text:a></text:p>
          </table:table-cell>
          <table:table-cell table:style-name="Tabella1.B2" office:value-type="string">
            <text:p text:style-name="P5">Go to Wikisource, same window.</text:p>
          </table:table-cell>
        </table:table-row>
        <table:table-row>
          <table:table-cell table:style-name="Tabella1.A2" office:value-type="string">
            <text:p text:style-name="P5"><text:a xlink:type="simple" xlink:href="https://github.com/chirale/legalazy/" office:target-frame-name="_blank" xlink:show="new" text:style-name="Internet_20_link" text:visited-style-name="Visited_20_Internet_20_Link">Another example link</text:a></text:p>
          </table:table-cell>
          <table:table-cell table:style-name="Tabella1.B2" office:value-type="string">
            <text:p text:style-name="P5">Go to project, new window.</text:p>
          </table:table-cell>
        </table:table-row>
      </table:table>
      <text:p text:style-name="P1"/>
      <text:p text:style-name="Text_20_body">Ci vuol altro che invidia; testa vuol essere: e teste come la testa d’un conte duca, ce n’è una sola al mondo. Il conte duca, signori miei,” proseguiva il podestà, sempre col vento in poppa, e un po’ maravigliato anche lui di non incontrar mai uno scoglio: “il conte duca è una volpe vecchia, parlando col dovuto rispetto, che farebbe perder la traccia a chi si sia: e, quando accenna a destra, si può esser <text:soft-page-break/>sicuri che batterà a sinistra: ond’è che nessuno può mai vantarsi di conoscere i suoi disegni; e quegli stessi che devon metterli in esecuzione, quegli stessi che scrivono i dispacci, non ne capiscon niente. Io posso parlare con qualche cognizion di causa; perchè quel brav’uomo del signor castellano si degna di trattenersi meco, con qualche confidenza. Il conte duca, viceversa, sa appuntino cosa bolle in pentola di tutte l’altre corti; e tutti que’ politiconi (che ce n’è di diritti assai, non si può negare) hanno appena immaginato un disegno, che il conte duca te l’ha già indovinato, con quella sua testa, con quelle sue strade coperte, con que’ suoi fili tesi per tutto. Quel pover’uomo del cardinale di Riciliù tenta di qua, fiuta di là, suda, s’ingegna: e poi? quando gli è riuscito di scavare una mina, trova la contrammina già bell’e fatta dal conte du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rimson Text1" svg:font-family="'Crimson Text'" style:font-adornments="Grassetto" style:font-pitch="variable"/>
    <style:font-face style:name="Crimson Text" svg:font-family="'Crimson Text'"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rimson Text" fo:font-family="'Crimson Text'"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writing-mode="page"/>
      <style:text-properties style:font-name="Crimson Text1" fo:font-family="'Crimson Text'" style:font-style-name="Grassetto" style:font-pitch="variable"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writing-mode="page"/>
      <style:text-properties style:font-name="Crimson Text" fo:font-family="'Crimson Text'" style:font-style-name="Standard" style:font-pitch="variable"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Crimson Text1" fo:font-family="'Crimson Text'" style:font-style-name="Grassetto"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rimson Text1" fo:font-family="'Crimson Text'" style:font-style-name="Grassetto"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Crimson Text" fo:font-family="'Crimson Text'" style:font-style-name="Standard"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6:20:30.646055499</meta:creation-date>
    <dc:date>2018-04-30T08:33:17.639118845</dc:date>
    <meta:editing-duration>PT2H20M57S</meta:editing-duration>
    <meta:editing-cycles>49</meta:editing-cycles>
    <meta:generator>LibreOffice/5.4.6.2$Linux_X86_64 LibreOffice_project/40m0$Build-2</meta:generator>
    <meta:document-statistic meta:table-count="1" meta:image-count="0" meta:object-count="0" meta:page-count="3" meta:paragraph-count="24" meta:word-count="1013" meta:character-count="5985" meta:non-whitespace-character-count="4994"/>
  </office:meta>
</office:document-meta>
</file>